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b1eb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01922924401845" calcext:value-type="float">
            <text:p>0.01922924401845</text:p>
          </table:table-cell>
          <table:table-cell office:value-type="float" office:value="0.0192690557978917" calcext:value-type="float">
            <text:p>0.019269055797892</text:p>
          </table:table-cell>
          <table:table-cell office:value-type="float" office:value="0.018997325970748" calcext:value-type="float">
            <text:p>0.018997325970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0478733732976929" calcext:value-type="float">
            <text:p>0.047873373297693</text:p>
          </table:table-cell>
          <table:table-cell office:value-type="float" office:value="0.0479705506600006" calcext:value-type="float">
            <text:p>0.047970550660001</text:p>
          </table:table-cell>
          <table:table-cell office:value-type="float" office:value="0.0476355722125317" calcext:value-type="float">
            <text:p>0.047635572212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0206210435523341" calcext:value-type="float">
            <text:p>0.020621043552334</text:p>
          </table:table-cell>
          <table:table-cell office:value-type="float" office:value="0.0196936640422791" calcext:value-type="float">
            <text:p>0.019693664042279</text:p>
          </table:table-cell>
          <table:table-cell office:value-type="float" office:value="0.0186255879234523" calcext:value-type="float">
            <text:p>0.018625587923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0203663779733082" calcext:value-type="float">
            <text:p>0.020366377973308</text:p>
          </table:table-cell>
          <table:table-cell office:value-type="float" office:value="0.0195352390874177" calcext:value-type="float">
            <text:p>0.019535239087418</text:p>
          </table:table-cell>
          <table:table-cell office:value-type="float" office:value="0.0187447292264551" calcext:value-type="float">
            <text:p>0.018744729226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0200665464314322" calcext:value-type="float">
            <text:p>0.020066546431432</text:p>
          </table:table-cell>
          <table:table-cell office:value-type="float" office:value="0.0196283228384952" calcext:value-type="float">
            <text:p>0.019628322838495</text:p>
          </table:table-cell>
          <table:table-cell office:value-type="float" office:value="0.0191740238806233" calcext:value-type="float">
            <text:p>0.0191740238806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020194543680797" calcext:value-type="float">
            <text:p>0.020194543680797</text:p>
          </table:table-cell>
          <table:table-cell office:value-type="float" office:value="0.0197882277037328" calcext:value-type="float">
            <text:p>0.019788227703733</text:p>
          </table:table-cell>
          <table:table-cell office:value-type="float" office:value="0.0190179072087631" calcext:value-type="float">
            <text:p>0.019017907208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</text:p>
          </table:table-cell>
          <table:table-cell office:value-type="float" office:value="0.0207493079360575" calcext:value-type="float">
            <text:p>0.020749307936058</text:p>
          </table:table-cell>
          <table:table-cell office:value-type="float" office:value="0.019088493892923" calcext:value-type="float">
            <text:p>0.019088493892923</text:p>
          </table:table-cell>
          <table:table-cell office:value-type="float" office:value="0.0184866948984563" calcext:value-type="float">
            <text:p>0.018486694898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0.0155030904104933" calcext:value-type="float">
            <text:p>0.015503090410493</text:p>
          </table:table-cell>
          <table:table-cell office:value-type="float" office:value="0.0146130122710019" calcext:value-type="float">
            <text:p>0.014613012271002</text:p>
          </table:table-cell>
          <table:table-cell office:value-type="float" office:value="0.0142358485686903" calcext:value-type="float">
            <text:p>0.01423584856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office:value-type="float" office:value="0.0160995976688961" calcext:value-type="float">
            <text:p>0.016099597668896</text:p>
          </table:table-cell>
          <table:table-cell office:value-type="float" office:value="0.0152480996989956" calcext:value-type="float">
            <text:p>0.015248099698996</text:p>
          </table:table-cell>
          <table:table-cell office:value-type="float" office:value="0.0150650386000052" calcext:value-type="float">
            <text:p>0.015065038600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.0157774844672531" calcext:value-type="float">
            <text:p>0.015777484467253</text:p>
          </table:table-cell>
          <table:table-cell office:value-type="float" office:value="0.0150629493640736" calcext:value-type="float">
            <text:p>0.015062949364074</text:p>
          </table:table-cell>
          <table:table-cell office:value-type="float" office:value="0.0146939473537107" calcext:value-type="float">
            <text:p>0.0146939473537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0.0160296980602046" calcext:value-type="float">
            <text:p>0.016029698060205</text:p>
          </table:table-cell>
          <table:table-cell office:value-type="float" office:value="0.0153427528915927" calcext:value-type="float">
            <text:p>0.015342752891593</text:p>
          </table:table-cell>
          <table:table-cell office:value-type="float" office:value="0.0152166596924265" calcext:value-type="float">
            <text:p>0.015216659692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F</text:p>
          </table:table-cell>
          <table:table-cell office:value-type="float" office:value="0.0156758336893593" calcext:value-type="float">
            <text:p>0.015675833689359</text:p>
          </table:table-cell>
          <table:table-cell office:value-type="float" office:value="0.0150818223366514" calcext:value-type="float">
            <text:p>0.015081822336651</text:p>
          </table:table-cell>
          <table:table-cell office:value-type="float" office:value="0.0147114903355638" calcext:value-type="float">
            <text:p>0.0147114903355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0.016240406781435" calcext:value-type="float">
            <text:p>0.016240406781435</text:p>
          </table:table-cell>
          <table:table-cell table:style-name="ce1" office:value-type="float" office:value="0.0152245389763266" calcext:value-type="float">
            <text:p>0.015224538976327</text:p>
          </table:table-cell>
          <table:table-cell table:style-name="ce2" office:value-type="float" office:value="0.0142067926935852" calcext:value-type="float">
            <text:p>0.0142067926935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0.0154827830847353" calcext:value-type="float">
            <text:p>0.015482783084735</text:p>
          </table:table-cell>
          <table:table-cell table:style-name="ce1" office:value-type="float" office:value="0.0144175342284143" calcext:value-type="float">
            <text:p>0.014417534228414</text:p>
          </table:table-cell>
          <table:table-cell office:value-type="float" office:value="0.0143300171475858" calcext:value-type="float">
            <text:p>0.0143300171475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float" office:value="0.0159075318370014" calcext:value-type="float">
            <text:p>0.015907531837002</text:p>
          </table:table-cell>
          <table:table-cell table:style-name="ce1" office:value-type="float" office:value="0.0151507195550948" calcext:value-type="float">
            <text:p>0.015150719555095</text:p>
          </table:table-cell>
          <table:table-cell office:value-type="float" office:value="0.0144430277869105" calcext:value-type="float">
            <text:p>0.0144430277869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0.0154547125566751" calcext:value-type="float">
            <text:p>0.015454712556675</text:p>
          </table:table-cell>
          <table:table-cell office:value-type="float" office:value="0.0153142551425844" calcext:value-type="float">
            <text:p>0.015314255142585</text:p>
          </table:table-cell>
          <table:table-cell table:style-name="ce2" office:value-type="float" office:value="0.0137130299117416" calcext:value-type="float">
            <text:p>0.0137130299117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0.0157312788069248" calcext:value-type="float">
            <text:p>0.015731278806925</text:p>
          </table:table-cell>
          <table:table-cell office:value-type="float" office:value="0.0154019955080003" calcext:value-type="float">
            <text:p>0.015401995508</text:p>
          </table:table-cell>
          <table:table-cell office:value-type="float" office:value="0.0148014787118882" calcext:value-type="float">
            <text:p>0.0148014787118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float" office:value="0.0162168093957007" calcext:value-type="float">
            <text:p>0.016216809395701</text:p>
          </table:table-cell>
          <table:table-cell table:style-name="ce1" office:value-type="float" office:value="0.0151504331734031" calcext:value-type="float">
            <text:p>0.015150433173403</text:p>
          </table:table-cell>
          <table:table-cell table:style-name="ce2" office:value-type="float" office:value="0.0141991630662233" calcext:value-type="float">
            <text:p>0.014199163066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</text:p>
          </table:table-cell>
          <table:table-cell office:value-type="float" office:value="0.0162324376869947" calcext:value-type="float">
            <text:p>0.016232437686995</text:p>
          </table:table-cell>
          <table:table-cell office:value-type="float" office:value="0.0154376986902207" calcext:value-type="float">
            <text:p>0.015437698690221</text:p>
          </table:table-cell>
          <table:table-cell office:value-type="float" office:value="0.0144985241349787" calcext:value-type="float">
            <text:p>0.0144985241349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</text:p>
          </table:table-cell>
          <table:table-cell office:value-type="float" office:value="0.0155876080971211" calcext:value-type="float">
            <text:p>0.015587608097121</text:p>
          </table:table-cell>
          <table:table-cell table:style-name="ce1" office:value-type="float" office:value="0.0148108564317226" calcext:value-type="float">
            <text:p>0.014810856431723</text:p>
          </table:table-cell>
          <table:table-cell office:value-type="float" office:value="0.0142192032653838" calcext:value-type="float">
            <text:p>0.0142192032653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</text:p>
          </table:table-cell>
          <table:table-cell office:value-type="float" office:value="0.0157243870198727" calcext:value-type="float">
            <text:p>0.015724387019873</text:p>
          </table:table-cell>
          <table:table-cell office:value-type="float" office:value="0.0155638339929283" calcext:value-type="float">
            <text:p>0.015563833992928</text:p>
          </table:table-cell>
          <table:table-cell office:value-type="float" office:value="0.0155764152295888" calcext:value-type="float">
            <text:p>0.0155764152295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J</text:p>
          </table:table-cell>
          <table:table-cell office:value-type="float" office:value="0.0157179974485189" calcext:value-type="float">
            <text:p>0.015717997448519</text:p>
          </table:table-cell>
          <table:table-cell table:style-name="ce1" office:value-type="float" office:value="0.0146535125095397" calcext:value-type="float">
            <text:p>0.01465351250954</text:p>
          </table:table-cell>
          <table:table-cell table:style-name="ce2" office:value-type="float" office:value="0.0136073690373451" calcext:value-type="float">
            <text:p>0.013607369037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30T12:19:38.424394420</dc:date>
    <meta:editing-duration>PT10M50S</meta:editing-duration>
    <meta:editing-cycles>1</meta:editing-cycles>
    <meta:document-statistic meta:table-count="1" meta:cell-count="114" meta:object-count="0"/>
    <meta:generator>LibreOffice/6.0.7.3$Linux_X86_64 LibreOffice_project/00m0$Build-3</meta:generator>
  </office:meta>
</office:document-meta>
</file>